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207cm" svg:y1="17.187cm" svg:x2="5.207cm" svg:y2="8.805cm">
          <text:p/>
        </draw:line>
        <draw:line draw:style-name="gr1" draw:text-style-name="P1" draw:layer="layout" svg:x1="5.207cm" svg:y1="17.187cm" svg:x2="14.351cm" svg:y2="17.187cm">
          <text:p/>
        </draw:line>
        <draw:frame draw:style-name="gr2" draw:layer="layout" svg:width="0.531cm" svg:height="0.482cm" svg:x="13.325cm" svg:y="17.1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84cm" svg:height="0.482cm" svg:x="4.445cm" svg:y="9.08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3-08T01:34:00</meta:creation-date>
    <dc:creator>Julien Arino</dc:creator>
    <dc:date>2007-03-08T01:36:34</dc:date>
    <dc:language>en-US</dc:language>
    <meta:editing-cycles>3</meta:editing-cycles>
    <meta:editing-duration>PT2M13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